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dobe Garamond Pro" fo:font-size="16pt" fo:font-weight="bold" officeooo:rsid="0006a376" officeooo:paragraph-rsid="0006a376" style:font-size-asian="16pt" style:font-weight-asian="bold" style:font-size-complex="16pt" style:font-weight-complex="bold"/>
    </style:style>
    <style:style style:name="P2" style:family="paragraph" style:parent-style-name="Standard">
      <style:text-properties style:font-name="Adobe Garamond Pro" fo:font-size="12pt" officeooo:rsid="00087089" officeooo:paragraph-rsid="00087089" style:font-size-asian="10.5pt" style:font-size-complex="12pt"/>
    </style:style>
    <style:style style:name="P3" style:family="paragraph" style:parent-style-name="Standard">
      <style:text-properties style:font-name="Adobe Garamond Pro" fo:font-size="12pt" officeooo:rsid="0010762d" officeooo:paragraph-rsid="0010762d" style:font-size-asian="10.5pt" style:font-size-complex="12pt"/>
    </style:style>
    <style:style style:name="P4" style:family="paragraph" style:parent-style-name="Standard">
      <style:text-properties style:font-name="Adobe Garamond Pro" fo:font-size="12pt" officeooo:rsid="0010dd90" officeooo:paragraph-rsid="0010dd90" style:font-size-asian="10.5pt" style:font-size-complex="12pt"/>
    </style:style>
    <style:style style:name="P5" style:family="paragraph" style:parent-style-name="Standard">
      <style:text-properties style:font-name="Adobe Garamond Pro" fo:font-size="12pt" officeooo:rsid="0010dd90" officeooo:paragraph-rsid="00120100" style:font-size-asian="10.5pt" style:font-size-complex="12pt"/>
    </style:style>
    <style:style style:name="P6" style:family="paragraph" style:parent-style-name="Standard">
      <style:text-properties style:font-name="Adobe Garamond Pro" fo:font-size="12pt" officeooo:rsid="00120100" officeooo:paragraph-rsid="00120100" style:font-size-asian="10.5pt" style:font-size-complex="12pt"/>
    </style:style>
    <style:style style:name="P7" style:family="paragraph" style:parent-style-name="Standard">
      <style:text-properties style:font-name="Adobe Garamond Pro" fo:font-size="12pt" officeooo:rsid="001e53dc" officeooo:paragraph-rsid="001e53dc" style:font-size-asian="10.5pt" style:font-size-complex="12pt"/>
    </style:style>
    <style:style style:name="P8" style:family="paragraph" style:parent-style-name="Standard">
      <style:text-properties style:font-name="Adobe Garamond Pro" fo:font-size="12pt" fo:font-weight="bold" officeooo:rsid="00087089" officeooo:paragraph-rsid="00087089" style:font-size-asian="10.5pt" style:font-weight-asian="bold" style:font-size-complex="12pt" style:font-weight-complex="bold"/>
    </style:style>
    <style:style style:name="P9" style:family="paragraph" style:parent-style-name="Standard">
      <style:text-properties style:font-name="Adobe Garamond Pro" fo:font-size="12pt" fo:font-weight="bold" officeooo:rsid="00087089" officeooo:paragraph-rsid="000fb0f8" style:font-size-asian="10.5pt" style:font-weight-asian="bold" style:font-size-complex="12pt" style:font-weight-complex="bold"/>
    </style:style>
    <style:style style:name="P10" style:family="paragraph" style:parent-style-name="Standard">
      <style:text-properties style:font-name="Adobe Garamond Pro" fo:font-size="12pt" fo:font-weight="bold" officeooo:rsid="001b761a" officeooo:paragraph-rsid="001b761a" style:font-size-asian="10.5pt" style:font-weight-asian="bold" style:font-size-complex="12pt" style:font-weight-complex="bold"/>
    </style:style>
    <style:style style:name="P11" style:family="paragraph" style:parent-style-name="Standard">
      <style:text-properties style:font-name="Adobe Garamond Pro" fo:font-size="12pt" fo:font-weight="normal" officeooo:rsid="00087089" officeooo:paragraph-rsid="00087089" style:font-size-asian="10.5pt" style:font-weight-asian="normal" style:font-size-complex="12pt" style:font-weight-complex="normal"/>
    </style:style>
    <style:style style:name="P12" style:family="paragraph" style:parent-style-name="Standard">
      <style:text-properties style:font-name="Adobe Garamond Pro" fo:font-size="12pt" fo:font-weight="normal" officeooo:rsid="0009cf5e" officeooo:paragraph-rsid="00087089" style:font-size-asian="10.5pt" style:font-weight-asian="normal" style:font-size-complex="12pt" style:font-weight-complex="normal"/>
    </style:style>
    <style:style style:name="P13" style:family="paragraph" style:parent-style-name="Standard">
      <style:text-properties style:font-name="Adobe Garamond Pro" fo:font-size="12pt" fo:font-weight="normal" officeooo:rsid="0009cf5e" officeooo:paragraph-rsid="0009cf5e" style:font-size-asian="10.5pt" style:font-weight-asian="normal" style:font-size-complex="12pt" style:font-weight-complex="normal"/>
    </style:style>
    <style:style style:name="P14" style:family="paragraph" style:parent-style-name="Standard">
      <style:text-properties style:font-name="Adobe Garamond Pro" fo:font-size="12pt" fo:font-weight="normal" officeooo:rsid="0009cf5e" officeooo:paragraph-rsid="000a0071" style:font-size-asian="10.5pt" style:font-weight-asian="normal" style:font-size-complex="12pt" style:font-weight-complex="normal"/>
    </style:style>
    <style:style style:name="P15" style:family="paragraph" style:parent-style-name="Standard">
      <style:text-properties style:font-name="Adobe Garamond Pro" fo:font-size="12pt" fo:font-weight="normal" officeooo:rsid="000a0071" officeooo:paragraph-rsid="000a0071" style:font-size-asian="10.5pt" style:font-weight-asian="normal" style:font-size-complex="12pt" style:font-weight-complex="normal"/>
    </style:style>
    <style:style style:name="P16" style:family="paragraph" style:parent-style-name="Standard">
      <style:text-properties style:font-name="Adobe Garamond Pro" fo:font-size="12pt" fo:font-weight="normal" officeooo:rsid="000b19e2" officeooo:paragraph-rsid="000b19e2" style:font-size-asian="10.5pt" style:font-weight-asian="normal" style:font-size-complex="12pt" style:font-weight-complex="normal"/>
    </style:style>
    <style:style style:name="P17" style:family="paragraph" style:parent-style-name="Standard">
      <style:text-properties style:font-name="Adobe Garamond Pro" fo:font-size="12pt" fo:font-weight="normal" officeooo:rsid="000c043b" officeooo:paragraph-rsid="000fb0f8" style:font-size-asian="10.5pt" style:font-weight-asian="normal" style:font-size-complex="12pt" style:font-weight-complex="normal"/>
    </style:style>
    <style:style style:name="P18" style:family="paragraph" style:parent-style-name="Standard">
      <style:text-properties style:font-name="Adobe Garamond Pro" fo:font-size="12pt" fo:font-weight="normal" officeooo:rsid="000d9e98" officeooo:paragraph-rsid="00087089" style:font-size-asian="10.5pt" style:font-weight-asian="normal" style:font-size-complex="12pt" style:font-weight-complex="normal"/>
    </style:style>
    <style:style style:name="P19" style:family="paragraph" style:parent-style-name="Standard">
      <style:text-properties style:font-name="Adobe Garamond Pro" fo:font-size="12pt" fo:font-weight="normal" officeooo:rsid="000d9e98" officeooo:paragraph-rsid="0010762d" style:font-size-asian="10.5pt" style:font-weight-asian="normal" style:font-size-complex="12pt" style:font-weight-complex="normal"/>
    </style:style>
    <style:style style:name="P20" style:family="paragraph" style:parent-style-name="Standard">
      <style:text-properties style:font-name="Adobe Garamond Pro" fo:font-size="12pt" fo:font-weight="normal" officeooo:rsid="000fb0f8" officeooo:paragraph-rsid="000fb0f8" style:font-size-asian="10.5pt" style:font-weight-asian="normal" style:font-size-complex="12pt" style:font-weight-complex="normal"/>
    </style:style>
    <style:style style:name="P21" style:family="paragraph" style:parent-style-name="Standard">
      <style:text-properties style:font-name="Adobe Garamond Pro" fo:font-size="12pt" fo:font-weight="normal" officeooo:rsid="00128d62" officeooo:paragraph-rsid="00128d62" style:font-size-asian="10.5pt" style:font-weight-asian="normal" style:font-size-complex="12pt" style:font-weight-complex="normal"/>
    </style:style>
    <style:style style:name="P22" style:family="paragraph" style:parent-style-name="Standard">
      <style:text-properties style:font-name="Adobe Garamond Pro" fo:font-size="12pt" fo:font-weight="normal" officeooo:rsid="00128d62" officeooo:paragraph-rsid="00193fee" style:font-size-asian="10.5pt" style:font-weight-asian="normal" style:font-size-complex="12pt" style:font-weight-complex="normal"/>
    </style:style>
    <style:style style:name="P23" style:family="paragraph" style:parent-style-name="Standard">
      <style:text-properties style:font-name="Adobe Garamond Pro" fo:font-size="12pt" fo:font-weight="normal" officeooo:rsid="0017e0fc" officeooo:paragraph-rsid="001b0e3e" style:font-size-asian="10.5pt" style:font-weight-asian="normal" style:font-size-complex="12pt" style:font-weight-complex="normal"/>
    </style:style>
    <style:style style:name="P24" style:family="paragraph" style:parent-style-name="Standard">
      <style:text-properties officeooo:paragraph-rsid="00128d62"/>
    </style:style>
    <style:style style:name="P25" style:family="paragraph" style:parent-style-name="Standard">
      <style:text-properties officeooo:rsid="0014be82" officeooo:paragraph-rsid="0014be82"/>
    </style:style>
    <style:style style:name="P26" style:family="paragraph" style:parent-style-name="Standard">
      <style:text-properties fo:font-style="italic" officeooo:rsid="0014d30f" officeooo:paragraph-rsid="0014be82" style:font-style-asian="italic" style:font-style-complex="italic"/>
    </style:style>
    <style:style style:name="P27" style:family="paragraph" style:parent-style-name="Standard">
      <style:text-properties fo:font-style="normal" officeooo:rsid="0017e0fc" officeooo:paragraph-rsid="0017e0fc" style:font-style-asian="normal" style:font-style-complex="normal"/>
    </style:style>
    <style:style style:name="P28" style:family="paragraph" style:parent-style-name="Standard">
      <style:text-properties officeooo:rsid="001615cf" officeooo:paragraph-rsid="001615cf"/>
    </style:style>
    <style:style style:name="P29" style:family="paragraph" style:parent-style-name="Standard">
      <style:text-properties officeooo:paragraph-rsid="00193fee"/>
    </style:style>
    <style:style style:name="T1" style:family="text">
      <style:text-properties officeooo:rsid="00087089"/>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0a0071"/>
    </style:style>
    <style:style style:name="T5" style:family="text">
      <style:text-properties style:font-name="Adobe Garamond Pro" fo:font-size="12pt" fo:font-weight="normal" officeooo:rsid="00128d62" style:font-size-asian="10.5pt" style:font-weight-asian="normal" style:font-size-complex="12pt" style:font-weight-complex="normal"/>
    </style:style>
    <style:style style:name="T6" style:family="text">
      <style:text-properties fo:font-weight="normal" officeooo:rsid="00087089" style:font-weight-asian="normal" style:font-weight-complex="normal"/>
    </style:style>
    <style:style style:name="T7" style:family="text">
      <style:text-properties officeooo:rsid="000c043b"/>
    </style:style>
    <style:style style:name="T8" style:family="text">
      <style:text-properties officeooo:rsid="000d9e98"/>
    </style:style>
    <style:style style:name="T9" style:family="text">
      <style:text-properties officeooo:rsid="000eb261"/>
    </style:style>
    <style:style style:name="T10" style:family="text">
      <style:text-properties officeooo:rsid="000fb0f8"/>
    </style:style>
    <style:style style:name="T11" style:family="text">
      <style:text-properties officeooo:rsid="0010762d"/>
    </style:style>
    <style:style style:name="T12" style:family="text">
      <style:text-properties officeooo:rsid="00120100"/>
    </style:style>
    <style:style style:name="T13" style:family="text">
      <style:text-properties officeooo:rsid="0012be76"/>
    </style:style>
    <style:style style:name="T14" style:family="text">
      <style:text-properties officeooo:rsid="0014be82"/>
    </style:style>
    <style:style style:name="T15" style:family="text">
      <style:text-properties officeooo:rsid="00153b74"/>
    </style:style>
    <style:style style:name="T16" style:family="text">
      <style:text-properties officeooo:rsid="001655e7"/>
    </style:style>
    <style:style style:name="T17" style:family="text">
      <style:text-properties officeooo:rsid="0017ec1c"/>
    </style:style>
    <style:style style:name="T18" style:family="text">
      <style:text-properties officeooo:rsid="001b0e3e"/>
    </style:style>
    <style:style style:name="T19" style:family="text">
      <style:text-properties officeooo:rsid="001c20c8"/>
    </style:style>
    <style:style style:name="T20" style:family="text">
      <style:text-properties officeooo:rsid="002064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text:p>
      <text:p text:style-name="P2">Python is a <text:span text:style-name="T11">high level </text:span>low abstraction level programming language. <text:span text:style-name="T11">Python emphasizes code readability. Python is compatible with all major operating systems, and usually comes pre-packaged with these. </text:span></text:p>
      <text:p text:style-name="P2"/>
      <text:p text:style-name="P5"><text:span text:style-name="T11">All python releases are open source. </text:span></text:p>
      <text:p text:style-name="P3"/>
      <text:p text:style-name="P3">As a language, Python is highly extensible, which means that instead of coming prepackaged with all functionality built in, it has a certain amount built in, and expects the user to download / add necessary libraries as needed. </text:p>
      <text:p text:style-name="P2"/>
      <text:p text:style-name="P4">The most commonly used versions of Python are 2.7 and 3.x. These differ for various reasons. The 2.7 release is a so-called legacy release, which means that it is not the worked-upon version, and wont see major updates. The 3.x is the newest version, and will be updated regularly. When working with “older” software, and libraries, it is most likely best to use version 2.7 as <text:span text:style-name="T12">there will likely be compatibility issues when using a newer version of Python.</text:span></text:p>
      <text:p text:style-name="P4"/>
      <text:p text:style-name="P7">Python has become a very popular programming language, <text:span text:style-name="T20">and as such the possibility of using it with a variety of software packages has expanded greatly. </text:span></text:p>
      <text:p text:style-name="P2"/>
      <text:p text:style-name="P6">Standard python syntax looks something like this:</text:p>
      <text:p text:style-name="P6"/>
      <text:p text:style-name="P6">“CODE SNIPPET”</text:p>
      <text:p text:style-name="P2"/>
      <text:p text:style-name="P9">GRASS</text:p>
      <text:p text:style-name="P17">GRASS functions can be used and manipulated by python scripting. <text:span text:style-name="T8">Python can easily be used within the main GRASS shell, but it is also possible to create Python scripts that can call GRASS functionality from outside the main shell.</text:span></text:p>
      <text:p text:style-name="P17"/>
      <text:p text:style-name="P19">The functions and modules of GRASS, when used outside of an actual GRASS <text:span text:style-name="T9">thingy, only work when a series of specific environment variables have been set. </text:span></text:p>
      <text:p text:style-name="P19"/>
      <text:p text:style-name="P19"><text:span text:style-name="T9">GRASS session word should be used.</text:span></text:p>
      <text:p text:style-name="P19"/>
      <text:p text:style-name="P19">“<text:span text:style-name="T11">CODE SNIPPET”</text:span></text:p>
      <text:p text:style-name="P2"/>
      <text:p text:style-name="P8">PyWPS</text:p>
      <text:p text:style-name="P13">A <text:span text:style-name="T2">Web Processing Service</text:span><text:span text:style-name="T3"> (WPS) is a standard defined by the </text:span><text:span text:style-name="T2">Open Geospatial Consortium</text:span><text:span text:style-name="T3"> defining how inputs and outputs (also called requests and responses) for geospatial processing services should be standardized. </text:span></text:p>
      <text:p text:style-name="P13"/>
      <text:p text:style-name="P14"><text:span text:style-name="T4">WPS Version </text:span>1.0 was released in June 2007, and WPS version version 2.0 was approved <text:span text:style-name="T4">and released in January 2015</text:span>.</text:p>
      <text:p text:style-name="P11"/>
      <text:p text:style-name="P15">The idea behind the standard is to standardize how inputs and outputs for geospatial processing services. It defines how a client can request the <text:span text:style-name="Strong_20_Emphasis"><text:span text:style-name="T6">execution of a process, and how the output from the process is handled</text:span></text:span><text:span text:style-name="T1">. </text:span>Furthermore, i<text:span text:style-name="T1">t defines </text:span>the <text:span text:style-name="Strong_20_Emphasis"><text:span text:style-name="T6">interface that facilitates the publishing of geospatial processes and clients’ discovery of and binding to those processes</text:span></text:span><text:span text:style-name="T1">. The data required by the WPS can be delivered across a network or they can be available at the server.</text:span></text:p>
      <text:p text:style-name="P11"/>
      <text:p text:style-name="P15">In short, this should make it easier for people who want to publ<text:span text:style-name="T16">i</text:span>sh custom geospatial calculations on <text:soft-page-break/>the internet, using modern standards. </text:p>
      <text:p text:style-name="P12"/>
      <text:p text:style-name="P13">PyWPS <text:span text:style-name="T4">connects the </text:span>Web Browser, Desktop GIS, command line tool<text:span text:style-name="T4">s </text:span>and working tool installed on the server. As working tool, GRASS GIS, GDAL, PROJ, R and other programs can be used.</text:p>
      <text:p text:style-name="P8"/>
      <text:p text:style-name="P14">PyWPS does not process the data by it self. <text:s/><text:span text:style-name="T10">PyWPS and GRASS can work together, but the setup has to initialize the above-mentioned variables throught some configurations set. </text:span></text:p>
      <text:p text:style-name="P20"/>
      <text:p text:style-name="P22">When requesting data from the server, <text:span text:style-name="T13">the URL you send to the server, defines what kind of request you have made. </text:span></text:p>
      <text:p text:style-name="P29"><text:span text:style-name="T5">The WPS enables a user to Describe a Process, Execute a Process and to Get Capabilities of the server, and the instances available. </text:span>Similar to other OGC Web Services (such as WMS, WFS or WCS), WPS has three basic request types. Namely <text:span text:style-name="Strong_20_Emphasis">GetCapabilities, DescribeProcess</text:span> and <text:span text:style-name="Strong_20_Emphasis">Execute</text:span>.</text:p>
      <text:p text:style-name="P24"/>
      <text:p text:style-name="P25">Example strings for the three processes mentioned above:</text:p>
      <text:p text:style-name="P25"/>
      <text:p text:style-name="P28"><text:a xlink:type="simple" xlink:href="http://webadress/pywps/?service=WPS&amp;request=GetCapablities">http://weba</text:a><text:a xlink:type="simple" xlink:href="http://webadress/pywps/?service=WPS&amp;request=GetCapablities"><text:span text:style-name="T19">d</text:span></text:a><text:a xlink:type="simple" xlink:href="http://webadress/pywps/?service=WPS&amp;request=GetCapablities">dress/pywps/?service=WPS&amp;request=GetCapablities</text:a> </text:p>
      <text:p text:style-name="P25"/>
      <text:p text:style-name="P28"><text:a xlink:type="simple" xlink:href="http://webadress/pywps/?service=WPS&amp;request=GetCapablities">http://webad</text:a><text:a xlink:type="simple" xlink:href="http://webadress/pywps/?service=WPS&amp;request=GetCapablities"><text:span text:style-name="T19">d</text:span></text:a><text:a xlink:type="simple" xlink:href="http://webadress/pywps/?service=WPS&amp;request=GetCapablities">ress/pywps/?service=WPS</text:a><text:a xlink:type="simple" xlink:href="http://apps.esdi-humboldt.cz/pywps/?service=WPS&amp;version=1.0.0&amp;request=DescribeProcess&amp;identifier=all"><text:span text:style-name="T14">&amp;version=1.0.0&amp;request=DescribeProcess&amp;identifier=all</text:span></text:a></text:p>
      <text:p text:style-name="P25"/>
      <text:p text:style-name="P28"><text:a xlink:type="simple" xlink:href="http://webadress/pywps/?service=WPS&amp;version=1.0.0&amp;request=Execute&amp;identifier">http://weba</text:a><text:a xlink:type="simple" xlink:href="http://webadress/pywps/?service=WPS&amp;version=1.0.0&amp;request=Execute&amp;identifier"><text:span text:style-name="T19">d</text:span></text:a><text:a xlink:type="simple" xlink:href="http://webadress/pywps/?service=WPS&amp;version=1.0.0&amp;request=Execute&amp;identifier">dress/pywps/?service=WPS&amp;</text:a><text:a xlink:type="simple" xlink:href="http://webadress/pywps/?service=WPS&amp;version=1.0.0&amp;request=Execute&amp;identifier"><text:span text:style-name="T14">version=1.0.0&amp;request=Execute&amp;identifier</text:span></text:a><text:a xlink:type="simple" xlink:href="http://apps.esdi-humboldt.cz/pywps/?service=WPS&amp;version=1.0.0&amp;request=Execute&amp;identifier=literalprocess&amp;datainputs=[int=1;float=3.2;zeroset=0;string=spam]&amp;storeExecuteResponse=false"><text:span text:style-name="T14">=</text:span></text:a><text:a xlink:type="simple" xlink:href="http://apps.esdi-humboldt.cz/pywps/?service=WPS&amp;version=1.0.0&amp;request=Execute&amp;identifier=literalprocess&amp;datainputs=[int=1;float=3.2;zeroset=0;string=spam]&amp;storeExecuteResponse=false">&lt;PROCESS&gt;</text:a><text:a xlink:type="simple" xlink:href="http://apps.esdi-humboldt.cz/pywps/?service=WPS&amp;version=1.0.0&amp;request=Execute&amp;identifier=literalprocess&amp;datainputs=[int=1;float=3.2;zeroset=0;string=spam]&amp;storeExecuteResponse=false"><text:span text:style-name="T14">&amp;datainputs=[</text:span></text:a><text:a xlink:type="simple" xlink:href="http://apps.esdi-humboldt.cz/pywps/?service=WPS&amp;version=1.0.0&amp;request=Execute&amp;identifier=literalprocess&amp;datainputs=[int=1;float=3.2;zeroset=0;string=spam]&amp;storeExecuteResponse=false">&lt;INPUT1&gt;=&lt;VALUE&gt;</text:a><text:a xlink:type="simple" xlink:href="http://apps.esdi-humboldt.cz/pywps/?service=WPS&amp;version=1.0.0&amp;request=Execute&amp;identifier=literalprocess&amp;datainputs=[int=1;float=3.2;zeroset=0;string=spam]&amp;storeExecuteResponse=false"><text:span text:style-name="T14">;</text:span></text:a><text:a xlink:type="simple" xlink:href="http://apps.esdi-humboldt.cz/pywps/?service=WPS&amp;version=1.0.0&amp;request=Execute&amp;identifier=literalprocess&amp;datainputs=[int=1;float=3.2;zeroset=0;string=spam]&amp;storeExecuteResponse=false">&lt;INPUT2&gt;</text:a><text:a xlink:type="simple" xlink:href="http://apps.esdi-humboldt.cz/pywps/?service=WPS&amp;version=1.0.0&amp;request=Execute&amp;identifier=literalprocess&amp;datainputs=[int=1;float=3.2;zeroset=0;string=spam]&amp;storeExecuteResponse=false"><text:span text:style-name="T14">=</text:span></text:a><text:a xlink:type="simple" xlink:href="http://apps.esdi-humboldt.cz/pywps/?service=WPS&amp;version=1.0.0&amp;request=Execute&amp;identifier=literalprocess&amp;datainputs=[int=1;float=3.2;zeroset=0;string=spam]&amp;storeExecuteResponse=false">&lt;VALUE&gt;</text:a><text:a xlink:type="simple" xlink:href="http://apps.esdi-humboldt.cz/pywps/?service=WPS&amp;version=1.0.0&amp;request=Execute&amp;identifier=literalprocess&amp;datainputs=[int=1;float=3.2;zeroset=0;string=spam]&amp;storeExecuteResponse=false"><text:span text:style-name="T14">]</text:span></text:a></text:p>
      <text:p text:style-name="P26"/>
      <text:p text:style-name="P27">When an Execute request has been posted to the WPS, it will start processing on the server, and when it is done o<text:span text:style-name="T15">utputs will be provided encoded in XML. </text:span></text:p>
      <text:p text:style-name="P21"/>
      <text:p text:style-name="P23">The WPS standard actually requires the possibility for a user to keep track of how far along their process is, but as it is PyWPS <text:span text:style-name="T17">isn't set up to this yet. </text:span></text:p>
      <text:p text:style-name="P14"/>
      <text:p text:style-name="P14">“<text:span text:style-name="T7">CODE SNIPPET”</text:span></text:p>
      <text:p text:style-name="P8"/>
      <text:p text:style-name="P8"/>
      <text:p text:style-name="P8">Flask</text:p>
      <text:p text:style-name="P16">Flask is a web application framework, written in Python and based on Werkzeug and the Jinja2 template engine. The framework is built around the idea of being as simple as possible. As such it only includes the bare-bone necessities, <text:span text:style-name="T7">and expects the user to import third-party libraries that provide common functions. </text:span></text:p>
      <text:p text:style-name="P16"/>
      <text:p text:style-name="P21">Basically, this means that it is possible to create a dynamic web environment, by writing it in a combination of Python and HTML. </text:p>
      <text:p text:style-name="P16"/>
      <text:p text:style-name="P16">“<text:span text:style-name="T7">CODE SNIPPET”</text:span></text:p>
      <text:p text:style-name="P8"/>
      <text:p text:style-name="P10">MINIMAL APPLICATION</text:p>
      <text:p text:style-name="P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 Rasmussen</meta:initial-creator>
    <meta:creation-date>2015-04-27T10:20:30.286024546</meta:creation-date>
    <dc:date>2015-04-27T14:30:05.896142260</dc:date>
    <dc:creator>Emil Rasmussen</dc:creator>
    <meta:editing-duration>PT3H23M52S</meta:editing-duration>
    <meta:editing-cycles>27</meta:editing-cycles>
    <meta:generator>LibreOffice/4.2.7.2$Linux_X86_64 LibreOffice_project/420m0$Build-2</meta:generator>
    <meta:document-statistic meta:table-count="0" meta:image-count="0" meta:object-count="0" meta:page-count="2" meta:paragraph-count="34" meta:word-count="690" meta:character-count="4424" meta:non-whitespace-character-count="3753"/>
  </office:meta>
</office:document-meta>
</file>